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4" style:family="paragraph" style:parent-style-name="Text_20_body">
      <style:text-properties fo:language="en" fo:country="US" officeooo:paragraph-rsid="002a76da"/>
    </style:style>
    <style:style style:name="P5" style:family="paragraph" style:parent-style-name="Text_20_body">
      <style:text-properties fo:language="en" fo:country="US" officeooo:paragraph-rsid="002be6c7"/>
    </style:style>
    <style:style style:name="P6" style:family="paragraph" style:parent-style-name="Text_20_body">
      <style:text-properties officeooo:paragraph-rsid="002a76da"/>
    </style:style>
    <style:style style:name="P7" style:family="paragraph" style:parent-style-name="Text_20_body">
      <style:text-properties officeooo:paragraph-rsid="002bdfef"/>
    </style:style>
    <style:style style:name="P8" style:family="paragraph" style:parent-style-name="Standard">
      <style:paragraph-properties fo:text-align="center" style:justify-single-word="false"/>
      <style:text-properties fo:language="en" fo:country="US"/>
    </style:style>
    <style:style style:name="P9" style:family="paragraph" style:parent-style-name="Text_20_body">
      <style:paragraph-properties fo:text-align="center" style:justify-single-word="false"/>
      <style:text-properties officeooo:paragraph-rsid="002c5987"/>
    </style:style>
    <style:style style:name="P10" style:family="paragraph" style:parent-style-name="Text_20_body">
      <style:text-properties officeooo:paragraph-rsid="002c5987"/>
    </style:style>
    <style:style style:name="P11" style:family="paragraph" style:parent-style-name="Text_20_body">
      <style:text-properties fo:language="en" fo:country="US" officeooo:paragraph-rsid="002c5987"/>
    </style:style>
    <style:style style:name="P12" style:family="paragraph" style:parent-style-name="Heading_20_2">
      <style:text-properties fo:language="en" fo:country="US"/>
    </style:style>
    <style:style style:name="P13" style:family="paragraph" style:parent-style-name="Heading_20_2">
      <style:paragraph-properties fo:break-before="page"/>
      <style:text-properties fo:language="en" fo:country="US"/>
    </style:style>
    <style:style style:name="P14" style:family="paragraph" style:parent-style-name="Table_20_Contents">
      <style:text-properties fo:color="#464453" fo:font-size="11pt" style:font-size-asian="11pt" style:font-size-complex="11pt"/>
    </style:style>
    <style:style style:name="P15" style:family="paragraph" style:parent-style-name="Table_20_Contents">
      <style:paragraph-properties fo:text-align="end" style:justify-single-word="false"/>
      <style:text-properties fo:color="#464453" fo:font-size="10pt" style:font-size-asian="10pt" style:font-size-complex="10pt"/>
    </style:style>
    <style:style style:name="P16"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fo:language="en" fo:country="US"/>
    </style:style>
    <style:style style:name="T3" style:family="text">
      <style:text-properties fo:language="en" fo:country="US" officeooo:rsid="001a08c3"/>
    </style:style>
    <style:style style:name="T4" style:family="text">
      <style:text-properties fo:language="en" fo:country="US" officeooo:rsid="0013c2b0"/>
    </style:style>
    <style:style style:name="T5" style:family="text">
      <style:text-properties fo:language="en" fo:country="US" officeooo:rsid="0026e9d5"/>
    </style:style>
    <style:style style:name="T6" style:family="text">
      <style:text-properties fo:language="en" fo:country="US" officeooo:rsid="002a76da"/>
    </style:style>
    <style:style style:name="T7" style:family="text">
      <style:text-properties fo:language="en" fo:country="US" officeooo:rsid="002bdfef"/>
    </style:style>
    <style:style style:name="T8" style:family="text">
      <style:text-properties fo:language="en" fo:country="US" officeooo:rsid="002be6c7"/>
    </style:style>
    <style:style style:name="T9" style:family="text">
      <style:text-properties officeooo:rsid="00134e72"/>
    </style:style>
    <style:style style:name="T10" style:family="text">
      <style:text-properties officeooo:rsid="001f895b"/>
    </style:style>
    <style:style style:name="T11" style:family="text">
      <style:text-properties officeooo:rsid="00238529"/>
    </style:style>
    <style:style style:name="T12" style:family="text">
      <style:text-properties officeooo:rsid="0024f614"/>
    </style:style>
    <style:style style:name="T13" style:family="text">
      <style:text-properties officeooo:rsid="0026e379"/>
    </style:style>
    <style:style style:name="T14" style:family="text">
      <style:text-properties officeooo:rsid="002a76da"/>
    </style:style>
    <style:style style:name="T15" style:family="text">
      <style:text-properties officeooo:rsid="002be6c7"/>
    </style:style>
    <style:style style:name="fr1"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Characters</text:h>
      <text:h text:style-name="P12" text:outline-level="2">Sophie Hatter</text:h>
      <text:p text:style-name="P4"><draw:frame draw:style-name="fr1" draw:name="Immagine3" text:anchor-type="paragraph" svg:width="5.001cm" svg:height="5.001cm" draw:z-index="10"><draw:image xlink:href="../../Resources/Characters/Sophie%20Hatter/sophie%20hatter.jpg" xlink:type="simple" xlink:show="embed" xlink:actuate="onLoad" loext:mime-type="image/jpeg"/></draw:frame><draw:frame draw:style-name="fr2" draw:name="immagini3" text:anchor-type="paragraph" svg:x="9.417cm" svg:y="-0.081cm" svg:width="9.499cm" svg:height="8.497cm" draw:z-index="21"><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4"><text:span text:style-name="T14">S</text:span>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ext:p text:style-name="P2"><draw:frame draw:style-name="fr3" draw:name="Immagine13" text:anchor-type="as-char" svg:y="-0.572cm" svg:width="16.136cm" svg:height="10.594cm" draw:z-index="0"><draw:image xlink:href="../../Resources/Characters/Sophie%20Hatter/Sophie%20Interpersonal%20Circumplex.png" xlink:type="simple" xlink:show="embed" xlink:actuate="onLoad" loext:mime-type="image/png"/></draw:frame></text:p>
      <text:h text:style-name="P13" text:outline-level="2">Howl</text:h>
      <text:p text:style-name="P4"><draw:frame draw:style-name="fr4" draw:name="Immagine4" text:anchor-type="paragraph" svg:width="5.001cm" svg:height="5.001cm" draw:z-index="11"><draw:image xlink:href="../../Resources/Characters/Howl%20Jenkins%20Pendragon/Howl%20Jenkins%20Pendragon.jpg" xlink:type="simple" xlink:show="embed" xlink:actuate="onLoad" loext:mime-type="image/jpeg"/></draw:frame>Howl is a powerful wizard, <text:span text:style-name="T14">he is </text:span>in love with Sophie and <text:span text:style-name="T14">is the </text:span>owner of the <text:span text:style-name="T14">moving</text:span>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text:span text:style-name="T14">aspects</text:span>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4"><text:span text:style-name="T14">H</text:span>owl recalls that time when his apprentice mate (Layton) tried to steal Calcifer from him while they were still studying at Suliman’s. Layton decided to make him fall in love by transforming himself in a woman (Carla), in this way he would have get to know his weaknesses. <text:span text:style-name="T14">However o</text:span>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2"><draw:frame draw:style-name="fr5" draw:name="Immagine14" text:anchor-type="as-char" svg:width="15.109cm" svg:height="11.591cm" draw:z-index="1"><draw:image xlink:href="../../Resources/Characters/Howl%20Jenkins%20Pendragon/Howl%20Interpersonal%20Circumplex.png" xlink:type="simple" xlink:show="embed" xlink:actuate="onLoad" loext:mime-type="image/png"/></draw:frame></text:p>
      <text:h text:style-name="P13" text:outline-level="2">Orphan child</text:h>
      <text:p text:style-name="P4"><draw:frame draw:style-name="fr6" draw:name="Immagine25" text:anchor-type="paragraph" svg:x="-0.007cm" svg:y="0.053cm" svg:width="5.249cm" svg:height="5.02cm" draw:z-index="23"><draw:image xlink:href="../../Resources/Characters/Orphan%20child/Orphan%20child2.jpg" xlink:type="simple" xlink:show="embed" xlink:actuate="onLoad" loext:mime-type="image/jpeg"/></draw:frame><text:span text:style-name="T12">T</text:span>he orphan child is extremely cheerful and lively, but at the same time almost dumb and without memory. <text:span text:style-name="T9">He</text:span> follows Ben everywhere he goes, sometimes even without his permission. Aesthetically remembers Howl, but it is very dirty, and his eyes and hair are brown (they were colored with magic).</text:p>
      <text:p text:style-name="P4"><text:span text:style-name="T14">A</text:span>fter freeing King Beuron in the capital of Radme, Howl <text:span text:style-name="T14">(still adult) </text:span>proceeds to Layton’s fortress. But <text:span text:style-name="T9">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9">d</text:span> dragged by the current to Cal, where Ben will rescue him from the water.</text:p>
      <text:p text:style-name="P8"><draw:frame draw:style-name="fr7" draw:name="Immagine30" text:anchor-type="as-char" svg:y="-4.932cm" svg:width="14.656cm" svg:height="11.241cm" draw:z-index="2"><draw:image xlink:href="../../Resources/Characters/Orphan%20child/Orphan%20child%20Interpersonal%20Circumplex.png" xlink:type="simple" xlink:show="embed" xlink:actuate="onLoad" loext:mime-type="image/png"/></draw:frame></text:p>
      <text:h text:style-name="P13" text:outline-level="2">Layton</text:h>
      <text:p text:style-name="P6"><draw:frame draw:style-name="fr4" draw:name="Immagine5" text:anchor-type="paragraph" svg:width="5.001cm" svg:height="5.001cm" draw:z-index="12"><draw:image xlink:href="../../Resources/Characters/Layton/Young%20Layton/layton.png" xlink:type="simple" xlink:show="embed" xlink:actuate="onLoad" loext:mime-type="image/png"/></draw:frame><draw:frame draw:style-name="fr8" draw:name="immagini4" text:anchor-type="paragraph" svg:x="8.428cm" svg:y="0.173cm" svg:width="10.455cm" svg:height="8.303cm" draw:z-index="20"><draw:image xlink:href="../../Resources/Characters/Layton/Layton%20%20Before%20Interpersonal%20Circumplex.png" xlink:type="simple" xlink:show="embed" xlink:actuate="onLoad" loext:mime-type="image/png"/></draw:frame><text:span text:style-name="T2">Egocentric and maniacal, Layton has developed a symbiotic bond with the slime of the spirits </text:span><text:span text:style-name="T6">that Howl produces</text:span><text:span text:style-name="T2">, which allows him to control them, spreading despair on everything that crosses his path. He intends to take revenge on Howl, for the humiliation of </text:span><text:span text:style-name="T3">being</text:span><text:span text:style-name="T2"> defeated and for the cruel way he was punished, and on Suliman, for preferr</text:span><text:span text:style-name="T4">ing</text:span><text:span text:style-name="T2"> Howl </text:span><text:span text:style-name="T4">om him</text:span><text:span text:style-name="T2"> despite his power was certainly hiding a misconduct or a big fortune.</text:span></text:p>
      <text:p text:style-name="P7"><text:span text:style-name="T6">L</text:span><text:span text:style-name="T2">ayton, in fact, was Suliman’s apprentice, and he had great admiration for her. He cared a lot about her opinion about him, </text:span><text:span text:style-name="T4">and</text:span><text:span text:style-name="T2"> the arrival of Howl and his rapid progress in the magical arts did not bother him because of his advanced experience. </text:span><text:span text:style-name="T7">W</text:span><text:span text:style-name="T2">hen Howl suddenly reached his abilities, he decided to investigate </text:span><text:span text:style-name="T4">moved</text:span><text:span text:style-name="T2"> </text:span><text:span text:style-name="T4">by</text:span><text:span text:style-name="T2"> envy. </text:span><text:span text:style-name="T7">H</text:span><text:span text:style-name="T2">e learned </text:span><text:span text:style-name="T4">about</text:span><text:span text:style-name="T2"> the existence of Calcifer </text:span><text:span text:style-name="T7">and</text:span><text:span text:style-name="T2"> tried to steal </text:span><text:span text:style-name="T7">it</text:span><text:span text:style-name="T2"> pretending to be a charming girl. Howl was so deeply infatuated with the image created by the magician that he released umpteen demons of despair once the deception was revealed. Defeated Layton, </text:span><text:span text:style-name="T7">Howl</text:span><text:span text:style-name="T2"> secretly exiled him in a small magical urn, filling it for further punishment with the powerful evoked spirits. During this imprisonment, however, Layton has learned how to control the spirits </text:span><text:span text:style-name="T7">becoming powerful beyond all expectations.</text:span></text:p>
      <text:p text:style-name="P2"><draw:frame draw:style-name="fr9" draw:name="immagini2" text:anchor-type="as-char" svg:width="15.901cm" svg:height="11.589cm" draw:z-index="3"><draw:image xlink:href="../../Resources/Characters/Layton/Layton%20After%20Interpersonal%20Circumplex.png" xlink:type="simple" xlink:show="embed" xlink:actuate="onLoad" loext:mime-type="image/png"/></draw:frame></text:p>
      <text:h text:style-name="P13" text:outline-level="2">Madame Suliman</text:h>
      <text:p text:style-name="P6"><draw:frame draw:style-name="fr1" draw:name="Immagine6" text:anchor-type="paragraph" svg:width="5.001cm" svg:height="5.001cm" draw:z-index="13"><draw:image xlink:href="../../Resources/Characters/Madame%20Suliman/Madame%20Suliman.jpg" xlink:type="simple" xlink:show="embed" xlink:actuate="onLoad" loext:mime-type="image/jpeg"/></draw:frame><text:span text:style-name="T2">Suliman</text:span><text:span text:style-name="T5"> </text:span><text:span text:style-name="T2">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span></text:p>
      <text:p text:style-name="P10"><text:span text:style-name="T6">S</text:span><text:span text:style-name="T2">he does not know that Layton has merged with the spirits of despair after having fought with Howl and must accept his disappearance. She </text:span><text:span text:style-name="T8">searched the parts of Heen for a long time to reassemble the body of Ingary's best soldier. So </text:span><text:span text:style-name="T2">is aware of several places where parts of Heen may have been spotted, </text:span><text:span text:style-name="T8">even in Radme.</text:span></text:p>
      <text:p text:style-name="P9"><text:span text:style-name="T2"><draw:frame draw:style-name="fr5" draw:name="Immagine17" text:anchor-type="as-char" svg:width="15.109cm" svg:height="11.591cm" draw:z-index="4"><draw:image xlink:href="../../Resources/Characters/Madame%20Suliman/Suliman%20Interpersonal%20Circumplex.png" xlink:type="simple" xlink:show="embed" xlink:actuate="onLoad" loext:mime-type="image/png"/></draw:frame></text:span></text:p>
      <text:h text:style-name="P13" text:outline-level="2">Calcifer</text:h>
      <text:p text:style-name="P4"><draw:frame draw:style-name="fr4" draw:name="Immagine8" text:anchor-type="paragraph" svg:width="5.001cm" svg:height="5.001cm" draw:z-index="14"><draw:image xlink:href="../../Resources/Characters/Calcifer/Calcifer.png" xlink:type="simple" xlink:show="embed" xlink:actuate="onLoad" loext:mime-type="image/png"/></draw:frame>Calcifer is a young and powerful fire demon, freed <text:span text:style-name="T15">by</text:span> the magical power of Sophie. Now it is extremely autonomous and can move <text:span text:style-name="T15">on its</text:span> liking. <text:span text:style-name="T10">He </text:span>is able to amplify the magical power of mages with whom it has a deep bond. He often moves inside an exoskeleton, such as a<text:span text:style-name="T15">n enchanted</text:span> armor <text:span text:style-name="T15">made with the help of Suliman</text:span>, which allows him to disguise himself among the people. It is capricious and easily complains, but it is also very determined, and has a profound knowledge of all that is magical.</text:p>
      <text:p text:style-name="P11"><text:span text:style-name="T14">C</text:span>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text:span text:style-name="T15">S</text:span>o Howl hid him in a remote land.</text:p>
      <text:p text:style-name="P11">Since he was freed from the contract, Calcifer is even more tied to his friends, and hardly spends a day away from them. Since the castle has expanded, he travels to the most exotic places.</text:p>
      <text:p text:style-name="P8"><draw:frame draw:style-name="fr5" draw:name="Immagine18" text:anchor-type="as-char" svg:width="15.109cm" svg:height="11.591cm" draw:z-index="5"><draw:image xlink:href="../../Resources/Characters/Calcifer/Calcifer%20Interpersonal%20Circumplex.png" xlink:type="simple" xlink:show="embed" xlink:actuate="onLoad" loext:mime-type="image/png"/></draw:frame></text:p>
      <text:h text:style-name="P13" text:outline-level="2">Heen</text:h>
      <text:p text:style-name="P4"><draw:frame draw:style-name="fr4" draw:name="Immagine9" text:anchor-type="paragraph" svg:width="5.001cm" svg:height="5.001cm" draw:z-index="15"><draw:image xlink:href="../../Resources/Characters/Heen/Heen.jpg" xlink:type="simple" xlink:show="embed" xlink:actuate="onLoad" loext:mime-type="image/jpeg"/></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4"><text:span text:style-name="T14">H</text:span>een is actually the greatest warrior of Ingary, who years ago was cursed by the <text:span text:style-name="T15">W</text:span>itch of the <text:span text:style-name="T15">W</text:span>aste, and <text:span text:style-name="T15">teared apart</text:span> in different parts. Although Heen remains the most important part of the body, his other parts have been sold or lost by the <text:span text:style-name="T15">W</text:span>itch over the years. Suliman has been rowing for years to reassemble him but <text:span text:style-name="T15">she</text:span> is too <text:span text:style-name="T15">sick</text:span> for a mission like that and had little success.</text:p>
      <text:p text:style-name="P2"><draw:frame draw:style-name="fr5" draw:name="Immagine19" text:anchor-type="as-char" svg:width="15.109cm" svg:height="11.591cm" draw:z-index="6"><draw:image xlink:href="../../Resources/Characters/Heen/Heen%20Interpersonal%20Circumplex.png" xlink:type="simple" xlink:show="embed" xlink:actuate="onLoad" loext:mime-type="image/png"/></draw:frame></text:p>
      <text:h text:style-name="P13" text:outline-level="2">King Beuron</text:h>
      <text:p text:style-name="P4"><draw:frame draw:style-name="fr2" draw:name="Immagine26" text:anchor-type="paragraph" svg:x="-0.011cm" svg:y="-0.018cm" svg:width="5.794cm" svg:height="5.493cm" draw:z-index="19"><draw:image xlink:href="../../Resources/Characters/King%20Beuron/King%20Beuron.png" xlink:type="simple" xlink:show="embed" xlink:actuate="onLoad" loext:mime-type="image/png"/></draw:frame><text:span text:style-name="T15">Beuron is the King of Radme, his castle is on the main hill of Cal. </text:span>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4"><text:span text:style-name="T14">B</text:span>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8"><draw:frame draw:style-name="fr2" draw:name="immagini1" text:anchor-type="paragraph" svg:x="1.947cm" svg:y="0.404cm" svg:width="15.108cm" svg:height="11.589cm" draw:z-index="22"><draw:image xlink:href="../../Resources/Characters/King%20Beuron/King%20Beuron%20Interpersonal%20Circumplex.png" xlink:type="simple" xlink:show="embed" xlink:actuate="onLoad" loext:mime-type="image/png"/></draw:frame></text:p>
      <text:h text:style-name="P13" text:outline-level="2">Ben</text:h>
      <text:p text:style-name="P4"><draw:frame draw:style-name="fr4" draw:name="Immagine23" text:anchor-type="paragraph" svg:width="5.001cm" svg:height="5.001cm" draw:z-index="18"><draw:image xlink:href="../../Resources/Characters/Ben/Ben%20sq.png" xlink:type="simple" xlink:show="embed" xlink:actuate="onLoad" loext:mime-type="image/png"/></draw:frame><text:span text:style-name="T13">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text:span text:style-name="T15">he </text:span>emanates. When he is in the condition to do so, he leads a revolt to drive away the spirits from Cal.</text:p>
      <text:p text:style-name="P4"><text:span text:style-name="T14">T</text:span>rained by the best masters of Radme at the behest of the King himself, who saw his potential, Ben always proved to be virtuous and honest, helping the weak with great modesty.</text:p>
      <text:p text:style-name="P3"><draw:frame draw:style-name="fr5" draw:name="Immagine15" text:anchor-type="as-char" svg:width="14.561cm" svg:height="10.612cm" draw:z-index="7"><draw:image xlink:href="../../Resources/Characters/Ben/Ben%20Interpersonal%20Circumplex.png" xlink:type="simple" xlink:show="embed" xlink:actuate="onLoad" loext:mime-type="image/png"/></draw:frame></text:p>
      <text:h text:style-name="P13" text:outline-level="2">Markl</text:h>
      <text:p text:style-name="P1"><draw:frame draw:style-name="fr4" draw:name="Immagine10" text:anchor-type="paragraph" svg:width="5.001cm" svg:height="5.001cm" draw:z-index="16"><draw:image xlink:href="../../Resources/Characters/Markl/Markl.jpg" xlink:type="simple" xlink:show="embed" xlink:actuate="onLoad" loext:mime-type="image/jpeg"/></draw:frame><text:span text:style-name="T11">M</text:span>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2"><draw:frame draw:style-name="fr5" draw:name="Immagine20" text:anchor-type="as-char" svg:width="15.109cm" svg:height="11.591cm" draw:z-index="8"><draw:image xlink:href="../../Resources/Characters/Markl/Markl%20Interpersonal%20Circumplex.png" xlink:type="simple" xlink:show="embed" xlink:actuate="onLoad" loext:mime-type="image/png"/></draw:frame></text:p>
      <text:h text:style-name="P13" text:outline-level="2">Witch of the Waste</text:h>
      <text:p text:style-name="P4"><draw:frame draw:style-name="fr4" draw:name="Immagine11" text:anchor-type="paragraph" svg:width="5.001cm" svg:height="5.001cm" draw:z-index="17"><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P5"><text:span text:style-name="T14">S</text:span>he does not remember where she lost or who bought the parts of Heen, but often a small incentive is enough to start recalling. Helps the group as an odd counselor.</text:p>
      <text:p text:style-name="P5"><text:span text:style-name="T15">T</text:span>he most powerful and arcane spell that the witch has ever performed allowed her to form a puzzle with parts of Ingary’s most powerful warrior <text:span text:style-name="T15">(Heen)</text:span>, obtaining a prodigious object from each. Unfortunately, over the years she has lost or sold them all.</text:p>
      <text:p text:style-name="P2"><draw:frame draw:style-name="fr5" draw:name="Immagine21" text:anchor-type="as-char" svg:width="16.14cm" svg:height="11.589cm" draw:z-index="9"><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21T20:17:08.505000000</dc:date>
    <meta:editing-duration>PT17M35S</meta:editing-duration>
    <meta:editing-cycles>15</meta:editing-cycles>
    <meta:generator>LibreOffice/6.1.2.1$Windows_X86_64 LibreOffice_project/65905a128db06ba48db947242809d14d3f9a93fe</meta:generator>
    <dc:creator>Michele Maione</dc:creator>
    <meta:document-statistic meta:table-count="1" meta:image-count="24" meta:object-count="0" meta:page-count="11" meta:paragraph-count="47" meta:word-count="1769" meta:character-count="9959" meta:non-whitespace-character-count="8228"/>
    <meta:template xlink:type="simple" xlink:actuate="onRequest" xlink:title="" xlink:href="../MasterGameDesignDocument.odm" meta:date="2018-11-21T20:11:41.648000000"/>
  </office:meta>
</office:document-meta>
</file>